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95f08"/>
    </style:style>
    <style:style style:name="P2" style:family="paragraph" style:parent-style-name="Standard">
      <style:text-properties officeooo:rsid="00195f08" officeooo:paragraph-rsid="00195f08"/>
    </style:style>
    <style:style style:name="P3" style:family="paragraph" style:parent-style-name="Standard">
      <style:text-properties officeooo:rsid="001ec8ff" officeooo:paragraph-rsid="001ec8ff"/>
    </style:style>
    <style:style style:name="P4" style:family="paragraph" style:parent-style-name="Standard">
      <style:text-properties style:text-underline-style="solid" style:text-underline-width="auto" style:text-underline-color="font-color" officeooo:rsid="00208d25" officeooo:paragraph-rsid="00208d25"/>
    </style:style>
    <style:style style:name="P5" style:family="paragraph" style:parent-style-name="Standard" style:list-style-name="L1">
      <style:text-properties officeooo:rsid="001a7b79" officeooo:paragraph-rsid="001a7b79"/>
    </style:style>
    <style:style style:name="P6" style:family="paragraph" style:parent-style-name="Standard" style:list-style-name="L1">
      <style:text-properties officeooo:rsid="001bc3ea" officeooo:paragraph-rsid="001bc3ea"/>
    </style:style>
    <style:style style:name="P7" style:family="paragraph" style:parent-style-name="Standard" style:list-style-name="L2">
      <style:text-properties officeooo:rsid="001d92a0" officeooo:paragraph-rsid="001d92a0"/>
    </style:style>
    <style:style style:name="P8" style:family="paragraph" style:parent-style-name="Standard" style:list-style-name="L2">
      <style:text-properties officeooo:rsid="001ec8ff" officeooo:paragraph-rsid="001ec8ff"/>
    </style:style>
    <style:style style:name="P9" style:family="paragraph" style:parent-style-name="Standard" style:list-style-name="L3">
      <style:text-properties style:text-underline-style="none" officeooo:rsid="00208d25" officeooo:paragraph-rsid="00208d25"/>
    </style:style>
    <style:style style:name="P10" style:family="paragraph" style:parent-style-name="Standard" style:list-style-name="L3">
      <style:text-properties style:text-underline-style="none" officeooo:rsid="00217e89" officeooo:paragraph-rsid="00217e89"/>
    </style:style>
    <style:style style:name="P11" style:family="paragraph" style:parent-style-name="Standard" style:list-style-name="L3">
      <style:text-properties style:text-underline-style="none" officeooo:rsid="002130e0" officeooo:paragraph-rsid="002130e0"/>
    </style:style>
    <style:style style:name="P12" style:family="paragraph" style:parent-style-name="Standard" style:list-style-name="L3">
      <style:text-properties style:text-underline-style="none" officeooo:rsid="00219614" officeooo:paragraph-rsid="00219614"/>
    </style:style>
    <style:style style:name="P13" style:family="paragraph" style:parent-style-name="Standard" style:list-style-name="L3">
      <style:text-properties style:text-underline-style="none" officeooo:rsid="0021d95d" officeooo:paragraph-rsid="0021d95d"/>
    </style:style>
    <style:style style:name="P14" style:family="paragraph" style:parent-style-name="Standard" style:list-style-name="L3">
      <style:text-properties style:text-underline-style="none" officeooo:rsid="00226643" officeooo:paragraph-rsid="00226643"/>
    </style:style>
    <style:style style:name="P15" style:family="paragraph" style:parent-style-name="Standard" style:list-style-name="L3">
      <style:text-properties style:text-underline-style="none" officeooo:rsid="002286e2" officeooo:paragraph-rsid="002286e2"/>
    </style:style>
    <style:style style:name="P16" style:family="paragraph" style:parent-style-name="Standard" style:list-style-name="L3">
      <style:text-properties style:text-underline-style="none" officeooo:rsid="0024290d" officeooo:paragraph-rsid="0024290d"/>
    </style:style>
    <style:style style:name="P17" style:family="paragraph" style:parent-style-name="Standard" style:list-style-name="L3">
      <style:text-properties style:text-underline-style="none" officeooo:rsid="002549fe" officeooo:paragraph-rsid="002549fe"/>
    </style:style>
    <style:style style:name="P18" style:family="paragraph" style:parent-style-name="Standard" style:list-style-name="L3">
      <style:text-properties style:text-underline-style="none" officeooo:rsid="0025d20e" officeooo:paragraph-rsid="0025d20e"/>
    </style:style>
    <style:style style:name="T1" style:family="text">
      <style:text-properties style:text-underline-style="none"/>
    </style:style>
    <style:style style:name="T2" style:family="text">
      <style:text-properties officeooo:rsid="00217e89"/>
    </style:style>
    <style:style style:name="T3" style:family="text">
      <style:text-properties officeooo:rsid="002549fe"/>
    </style:style>
    <style:style style:name="T4" style:family="text">
      <style:text-properties officeooo:rsid="00277994"/>
    </style:style>
    <style:style style:name="T5" style:family="text">
      <style:text-properties officeooo:rsid="0028d6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ey Performance Indicators - Task!</text:p>
      <text:p text:style-name="Standard">A charity seeks to develop a comprehensive software solution to manage the contact details of members who participate in the charity's lottery</text:p>
      <text:p text:style-name="Standard">The software will allow members to check their personal details, view</text:p>
      <text:p text:style-name="Standard">lottery prizes, access a calendar of charity events, register new members, and manage payment processes</text:p>
      <text:p text:style-name="P1">The goal is to enhance member engagement, streamline operations and improve transparency and efficiency within the charity</text:p>
      <text:p text:style-name="P1"/>
      <text:p text:style-name="P2">What functions need to be in the software solution?</text:p>
      <text:list xml:id="list2648296217" text:style-name="L1">
        <text:list-item>
          <text:p text:style-name="P5">Page to let members check their personal details</text:p>
        </text:list-item>
        <text:list-item>
          <text:p text:style-name="P5">Page to view lottery prizes</text:p>
        </text:list-item>
        <text:list-item>
          <text:p text:style-name="P5">Dashboard for payment processes</text:p>
        </text:list-item>
        <text:list-item>
          <text:p text:style-name="P6">Lottery management</text:p>
        </text:list-item>
        <text:list-item>
          <text:p text:style-name="P5">Login page</text:p>
        </text:list-item>
        <text:list-item>
          <text:p text:style-name="P5">Sign-up page</text:p>
        </text:list-item>
        <text:list-item>
          <text:p text:style-name="P5">Event calendar</text:p>
        </text:list-item>
      </text:list>
      <text:p text:style-name="P2">What KPI’s would you measure?</text:p>
      <text:list xml:id="list984635032" text:style-name="L2">
        <text:list-item>
          <text:p text:style-name="P7">Member registration rate</text:p>
        </text:list-item>
        <text:list-item>
          <text:p text:style-name="P7">Member engagement rate (calendar, lottery)</text:p>
        </text:list-item>
        <text:list-item>
          <text:p text:style-name="P7">Active user count</text:p>
        </text:list-item>
        <text:list-item>
          <text:p text:style-name="P7">Rate of using accessibility settings</text:p>
        </text:list-item>
        <text:list-item>
          <text:p text:style-name="P7">How often is money coming in?</text:p>
        </text:list-item>
        <text:list-item>
          <text:p text:style-name="P7">Percentage of members paying</text:p>
        </text:list-item>
        <text:list-item>
          <text:p text:style-name="P7">Reliability</text:p>
        </text:list-item>
        <text:list-item>
          <text:p text:style-name="P8">Page response time</text:p>
        </text:list-item>
      </text:list>
      <text:p text:style-name="P3"/>
      <text:p text:style-name="P3"/>
      <text:p text:style-name="P4">Health Advisory Group:<text:line-break/><text:span text:style-name="T1">What KPI’s would you measure for the Health Advisory Group?</text:span></text:p>
      <text:list xml:id="list3250007932" text:style-name="L3">
        <text:list-item>
          <text:p text:style-name="P9">Page response time</text:p>
        </text:list-item>
        <text:list-item>
          <text:p text:style-name="P10">Uptime</text:p>
        </text:list-item>
        <text:list-item>
          <text:p text:style-name="P9">Air quality data</text:p>
        </text:list-item>
        <text:list-item>
          <text:p text:style-name="P9">Weather data per region</text:p>
        </text:list-item>
        <text:list-item>
          <text:p text:style-name="P10">How many people sign up? <text:span text:style-name="T5">(weekly)</text:span></text:p>
        </text:list-item>
        <text:list-item>
          <text:p text:style-name="P12">How many people delete their accounts? <text:span text:style-name="T5">(monthly)</text:span></text:p>
        </text:list-item>
        <text:list-item>
          <text:p text:style-name="P10">Website abandonment rate (people who start doing something but stop doing it)</text:p>
        </text:list-item>
        <text:list-item>
          <text:p text:style-name="P10">Number of logins <text:span text:style-name="T5">(daily)</text:span></text:p>
        </text:list-item>
        <text:list-item>
          <text:p text:style-name="P15">User location data (where do most users access the site from?)</text:p>
        </text:list-item>
        <text:list-item>
          <text:p text:style-name="P9">Number of active users <text:span text:style-name="T2">monthly</text:span></text:p>
        </text:list-item>
        <text:list-item>
          <text:p text:style-name="P14">Number of inactive users</text:p>
        </text:list-item>
        <text:list-item>
          <text:p text:style-name="P10">Number of requests per API</text:p>
        </text:list-item>
        <text:list-item>
          <text:p text:style-name="P13">API response times</text:p>
        </text:list-item>
        <text:list-item>
          <text:p text:style-name="P11">Number of people using accessibility settings <text:span text:style-name="T5">(weekly)</text:span></text:p>
        </text:list-item>
        <text:list-item>
          <text:p text:style-name="P10">How many attacks against the site have occurred? <text:span text:style-name="T5">(monthly)</text:span></text:p>
        </text:list-item>
        <text:list-item>
          <text:p text:style-name="P10">Resource usage (CPU, RAM, disk, network)</text:p>
        </text:list-item>
        <text:list-item>
          <text:p text:style-name="P16">Devices used to access the site? (mobile, desktop)</text:p>
        </text:list-item>
        <text:list-item>
          <text:p text:style-name="P16">Most viewed/accessed articles (pages) <text:span text:style-name="T3">(monthly)</text:span></text:p>
        </text:list-item>
        <text:list-item>
          <text:p text:style-name="P17">Number of appointments booked (weekly)</text:p>
        </text:list-item>
        <text:list-item>
          <text:p text:style-name="P18">Number of appointments cancelled <text:span text:style-name="T4">(weekly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1:50:28.669944012</meta:creation-date>
    <dc:date>2025-09-26T13:57:24.156027373</dc:date>
    <meta:editing-duration>PT45M10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43" meta:word-count="300" meta:character-count="1765" meta:non-whitespace-character-count="1543"/>
  </office:meta>
</office:document-meta>
</file>